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cec" officeooo:paragraph-rsid="000d7cec"/>
    </style:style>
    <style:style style:name="P2" style:family="paragraph" style:parent-style-name="Standard">
      <style:text-properties officeooo:paragraph-rsid="000d98f4"/>
    </style:style>
    <style:style style:name="P3" style:family="paragraph" style:parent-style-name="Standard">
      <style:text-properties officeooo:paragraph-rsid="000e64e3"/>
    </style:style>
    <style:style style:name="T1" style:family="text">
      <style:text-properties officeooo:rsid="000d7cec"/>
    </style:style>
    <style:style style:name="T2" style:family="text">
      <style:text-properties fo:font-weight="bold" officeooo:rsid="000d7cec" style:font-weight-asian="bold" style:font-weight-complex="bold"/>
    </style:style>
    <style:style style:name="T3" style:family="text">
      <style:text-properties fo:font-weight="normal" officeooo:rsid="000d7cec" style:font-weight-asian="normal" style:font-weight-complex="normal"/>
    </style:style>
    <style:style style:name="T4" style:family="text">
      <style:text-properties fo:font-weight="normal" officeooo:rsid="000d98f4" style:font-weight-asian="normal" style:font-weight-complex="normal"/>
    </style:style>
    <style:style style:name="T5" style:family="text">
      <style:text-properties fo:font-weight="bold" officeooo:rsid="000d98f4" style:font-weight-asian="bold" style:font-weight-complex="bold"/>
    </style:style>
    <style:style style:name="T6" style:family="text">
      <style:text-properties fo:font-weight="normal" officeooo:rsid="000e64e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ейчас я расскажу о своем видении использования созданного нами функциоанала по плану, а ты, проанализиуруй мое видение и напиши, все ли из видения нами реализовано.</text:p>
      <text:p text:style-name="P2"><text:span text:style-name="T1">1. Боковое меню. В нем мы должны увидеть новый раскрывающийся пункт </text:span><text:span text:style-name="T2">Штрафы</text:span><text:span text:style-name="T1"> и премии, который доступен после включения фичи «</text:span><text:span text:style-name="Strong_20_Emphasis">Начисления премий и штрафов». </text:span><text:span text:style-name="Strong_20_Emphasis"><text:span text:style-name="T3">В составе </text:span></text:span><text:span text:style-name="Strong_20_Emphasis"><text:span text:style-name="T4">этого пункта должны быть: </text:span></text:span><text:span text:style-name="Strong_20_Emphasis"><text:span text:style-name="T5">Правила</text:span></text:span><text:span text:style-name="Strong_20_Emphasis"><text:span text:style-name="T4">,</text:span></text:span><text:span text:style-name="Strong_20_Emphasis"><text:span text:style-name="T5"> Модерация</text:span></text:span><text:span text:style-name="Strong_20_Emphasis"><text:span text:style-name="T4"> (Сейчас называется модерация отмен, находится в составе раскрывающегося списка пункта «Зарплаты и премии»), </text:span></text:span><text:span text:style-name="Strong_20_Emphasis"><text:span text:style-name="T5">Причины</text:span></text:span><text:span text:style-name="Strong_20_Emphasis"><text:span text:style-name="T4"> (Сейчас называется Аналитика отмен, находится в составе раскрывающегося списка пункта «Зарплаты и премии»).</text:span></text:span></text:p>
      <text:p text:style-name="P2"><text:span text:style-name="Strong_20_Emphasis"><text:span text:style-name="T4">2. /owner/cancellations/reasons — нужно добавить возможность CRUD-операций с собственными причинами Владельца</text:span></text:span></text:p>
      <text:p text:style-name="P3"><text:span text:style-name="Strong_20_Emphasis"><text:span text:style-name="T4">3. /owner/rules - нужно добавить возможность CRUD-операций с собственными </text:span></text:span><text:span text:style-name="Strong_20_Emphasis"><text:span text:style-name="T6">правилами</text:span></text:span><text:span text:style-name="Strong_20_Emphasis"><text:span text:style-name="T4"> Владельца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7:45:19.501644173</meta:creation-date>
    <dc:date>2025-10-25T12:29:03.663984832</dc:date>
    <meta:editing-duration>PT14H20M16S</meta:editing-duration>
    <meta:editing-cycles>1</meta:editing-cycles>
    <meta:document-statistic meta:table-count="0" meta:image-count="0" meta:object-count="0" meta:page-count="1" meta:paragraph-count="4" meta:word-count="104" meta:character-count="799" meta:non-whitespace-character-count="698"/>
    <meta:generator>LibreOffice/25.2.6.2$Linux_X86_64 LibreOffice_project/520$Build-2</meta:generator>
  </office:meta>
</office:document-meta>
</file>